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te rendu semaine 5</text:p>
      <text:p text:style-name="Standard"/>
      <text:p text:style-name="Standard">Nous nous sommes concentrés sur le déplacement du bot, afin de le rendre plus fluide et de faire en sorte que le bot cesse de passer à coté d'items sans les récupérer.</text:p>
      <text:p text:style-name="Standard"/>
      <text:p text:style-name="Standard">Dans les versions précédentes, deux bots pouvaient rester face à face sans bouger, sans se tirer dessus car l'ennemi était hors de porté. Ce problème a été corrigé. Maintenant si un ennemi est hors porté mais quand même visible, au lieu de rester sur place, le bot va se diriger vers son adversaire et commencer à tirer quand celui-ci sera à porté de tir.</text:p>
      <text:p text:style-name="Standard"/>
      <text:p text:style-name="Standard">Le choix des armes est aussi en train d'être modifié en implantant l' "epsilon-greedy" .</text:p>
      <text:p text:style-name="Standard"/>
      <text:p text:style-name="Standard">Nous commençons aussi à développer des comportements – neutre (correspondant au bot « normal » qui est donc le son comportement actuel) , découragé (le bot abandonnera la partie, se laissera tuer, quittera le jeu ?), nerveux (beaucoup de tour sur lui-même sans trop bouger de l'endroit où il est (près d'un poste de soin par exemple)), enragé (tire sur tout ce qui bouge, toujours en mouvement) et confian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04T10:44:38.51</meta:creation-date>
    <dc:date>2017-05-04T15:12:14.35</dc:date>
    <meta:editing-duration>PT12M16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1" meta:paragraph-count="5" meta:word-count="184" meta:character-count="1040"/>
  </office:meta>
</office:document-meta>
</file>